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ByteArray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ByteArrayOutputStream.FastByteArray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ByteArrayOutputStre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ByteArrayInputStream.updateMessageDigest( MessageDigest messageDig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ByteArrayInputStream.read( byte [ ] b , int off , int l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astByteArrayOutputStream.addBuffer( int minCapac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stByteArrayInputStream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astByteArrayOutputStream.toByteArrayUnsaf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ByteArrayInputStream.updateCurrentBuffer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ByteArrayOut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ByteArrayOutputStream.resize( int targetCapaci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astByteArrayInputStream.skip( long 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astByteArrayOutputStream.FastByteArrayOutputStream( int initial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ByteArrayOutputStream.write( int datu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stByteArrayInputStream.updateMessageDigest( MessageDigest messageDigest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astByteArrayOutputStream.write( byte [ ] data , int offset , int lengt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astByteArrayInputStream.FastByteArrayInputStream( FastByteArrayOutputStream fastByteArrayOutput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ByteArray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ByteArrayOutputStream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ByteArrayOutputStream.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ByteArrayOutputStream.nextPowerOf2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ByteArray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ByteArrayOutputStream.writeTo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stByteArrayOutputStream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